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2.417cm" fo:min-width="1.786cm"/>
    </style:style>
    <style:style style:name="gr2" style:family="graphic" style:parent-style-name="standard">
      <style:graphic-properties draw:stroke="none" svg:stroke-color="#000000" draw:fill="none" draw:fill-color="#ffffff" fo:min-height="2.544cm"/>
    </style:style>
    <style:style style:name="gr3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2.364cm" fo:min-width="2.923cm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106cm" svg:stroke-color="#5565af" draw:marker-start-width="0.359cm" draw:marker-end="Arrow" draw:marker-end-width="0.359cm" draw:fill="none" draw:textarea-vertical-align="bottom" fo:padding-top="0.178cm" fo:padding-bottom="0.178cm" fo:padding-left="0.303cm" fo:padding-right="0.303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5.719cm" fo:min-width="3.945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1.02cm"/>
    </style:style>
    <style:style style:name="gr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88cm" fo:min-width="1.39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standard">
      <style:graphic-properties draw:stroke="none" svg:stroke-color="#000000" draw:fill="none" draw:fill-color="#ffffff" fo:min-height="1.765cm"/>
    </style:style>
    <style:style style:name="gr12" style:family="graphic" style:parent-style-name="standard">
      <style:graphic-properties draw:fill-color="#fff9ae" draw:textarea-horizontal-align="justify" draw:textarea-vertical-align="middle" draw:auto-grow-height="false" fo:min-height="6.227cm" fo:min-width="8.771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945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P10" style:family="paragraph">
      <loext:graphic-properties draw:fill-color="#fff9a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667cm" svg:x="1.508cm" svg:y="1.3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667cm" svg:x="1.889cm" svg:y="1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667cm" svg:x="2.27cm" svg:y="1.889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72cm" svg:height="2.794cm" svg:x="5.064cm" svg:y="1.381cm">
          <draw:text-box>
            <text:p text:style-name="P2"><text:span text:style-name="T1">Páginas producidas por la herramienta de búsqueda</text:span></text:p>
          </draw:text-box>
        </draw:frame>
        <draw:custom-shape draw:style-name="gr3" draw:text-style-name="P4" draw:layer="layout" svg:width="4.953cm" svg:height="3.81cm" svg:x="4.302cm" svg:y="6.461cm">
          <text:p text:style-name="P4">link scra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4.81cm" svg:y1="6.715cm" svg:x2="3.921cm" svg:y2="4.937cm">
          <text:p><text:span text:style-name="T2"/></text:p>
        </draw:line>
        <draw:custom-shape draw:style-name="gr5" draw:text-style-name="P6" draw:layer="layout" svg:width="4.445cm" svg:height="5.969cm" svg:x="4.429cm" svg:y="11.6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953cm" svg:height="3.81cm" svg:x="12.176cm" svg:y="6.334cm">
          <text:p text:style-name="P4">file scra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6.715cm" svg:y1="10.398cm" svg:x2="6.715cm" svg:y2="11.287cm">
          <text:p/>
        </draw:line>
        <draw:line draw:style-name="gr6" draw:text-style-name="P7" draw:layer="layout" svg:x1="9.255cm" svg:y1="14.589cm" svg:x2="12.684cm" svg:y2="9.89cm">
          <text:p/>
        </draw:line>
        <draw:frame draw:style-name="gr7" draw:text-style-name="P8" draw:layer="layout" svg:width="3.429cm" svg:height="4.517cm" svg:x="4.81cm" svg:y="12.049cm">
          <draw:text-box>
            <text:p>Link 0</text:p>
            <text:p>Link 1</text:p>
            <text:p>Link 2</text:p>
            <text:p>Link 3</text:p>
            <text:p>…</text:p>
            <text:p>Link N</text:p>
          </draw:text-box>
        </draw:frame>
        <draw:frame draw:style-name="gr8" draw:text-style-name="P3" draw:layer="layout" svg:width="5.334cm" svg:height="1.27cm" svg:x="4.175cm" svg:y="17.764cm">
          <draw:text-box>
            <text:p><text:span text:style-name="T1">fic_work_links.txt</text:span></text:p>
          </draw:text-box>
        </draw:frame>
        <draw:custom-shape draw:style-name="gr1" draw:text-style-name="P1" draw:layer="layout" svg:width="2.286cm" svg:height="2.667cm" svg:x="12.938cm" svg:y="1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667cm" svg:x="13.319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667cm" svg:x="13.7cm" svg:y="2.01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72cm" svg:height="2.794cm" svg:x="16.494cm" svg:y="1.508cm">
          <draw:text-box>
            <text:p text:style-name="P2"><text:span text:style-name="T1">Páginas del <text:s/>fanfic número X al fanfic número Y</text:span></text:p>
          </draw:text-box>
        </draw:frame>
        <draw:line draw:style-name="gr4" draw:text-style-name="P5" draw:layer="layout" svg:x1="14.716cm" svg:y1="6.08cm" svg:x2="14.716cm" svg:y2="4.81cm">
          <text:p/>
        </draw:line>
        <draw:custom-shape draw:style-name="gr9" draw:text-style-name="P4" draw:layer="layout" svg:width="2.794cm" svg:height="2.286cm" svg:x="11.033cm" svg:y="13.954cm">
          <text:p text:style-name="P4">u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2.684cm" svg:y1="13.573cm" svg:x2="13.827cm" svg:y2="10.271cm">
          <text:p/>
        </draw:line>
        <draw:frame draw:style-name="gr7" draw:text-style-name="P8" draw:layer="layout" svg:width="2.667cm" svg:height="0.962cm" svg:x="13.319cm" svg:y="11.922cm">
          <draw:text-box>
            <text:p>x, y</text:p>
          </draw:text-box>
        </draw:frame>
        <draw:frame draw:style-name="gr10" draw:text-style-name="P9" draw:layer="layout" svg:width="3.175cm" svg:height="1.016cm" svg:x="1.889cm" svg:y="5.699cm">
          <draw:text-box>
            <text:p><text:span text:style-name="T2">HTTP GET</text:span></text:p>
          </draw:text-box>
        </draw:frame>
        <draw:frame draw:style-name="gr11" draw:text-style-name="P8" draw:layer="layout" svg:width="5.969cm" svg:height="2.015cm" svg:x="11.033cm" svg:y="5.318cm">
          <draw:text-box>
            <text:p><text:span text:style-name="T2">request.urlretrieve</text:span></text:p>
          </draw:text-box>
        </draw:frame>
        <draw:custom-shape draw:style-name="gr12" draw:text-style-name="P10" draw:layer="layout" svg:width="9.271cm" svg:height="6.477cm" svg:x="16.875cm" svg:y="11.0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445cm" svg:height="1.27cm" svg:x="17.129cm" svg:y="11.414cm">
          <text:p text:style-name="P4">fanficX.html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445cm" svg:height="1.27cm" svg:x="17.129cm" svg:y="12.811cm">
          <text:p text:style-name="P4">fanficX+1.html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445cm" svg:height="1.27cm" svg:x="17.129cm" svg:y="14.335cm">
          <text:p text:style-name="P4">. . .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445cm" svg:height="1.27cm" svg:x="17.129cm" svg:y="15.859cm">
          <text:p text:style-name="P4">fanficY.html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7.129cm" svg:y1="9.509cm" svg:x2="18.018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2T17:07:44.594380309</meta:creation-date>
    <dc:date>2020-10-22T18:31:57.735328124</dc:date>
    <meta:editing-duration>PT1H14M1S</meta:editing-duration>
    <meta:editing-cycles>4</meta:editing-cycles>
    <meta:generator>LibreOffice/6.0.7.3$Linux_X86_64 LibreOffice_project/00m0$Build-3</meta:generator>
    <meta:document-statistic meta:object-count="28"/>
  </office:meta>
</office:document-meta>
</file>